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6000001AD5D9373A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- ==================================== </text:p>
      <text:p text:style-name="P1">Download DWservice.net </text:p>
      <text:p text:style-name="P1">cd /home/cnc/Downloads </text:p>
      <text:p text:style-name="P1">chmod 777 dwagent.sh </text:p>
      <text:p text:style-name="P1">sudo ./dwagent.sh </text:p>
      <text:p text:style-name="P1">================================= </text:p>
      <text:p text:style-name="P1"/>
      <text:p text:style-name="P1">2.- Mover Panel de arriba para abajo </text:p>
      <text:p text:style-name="P1">3.- Delete Panel Central </text:p>
      <text:p text:style-name="P1">4.- Don’t Sleep <text:s text:c="3"/>Aplicaciones --→ Configuracion → Gestor de Energia</text:p>
      <text:p text:style-name="P1">====================== </text:p>
      <text:p text:style-name="P1">5.- Abrir Axis de Linuxcnc </text:p>
      <text:p text:style-name="P1">============= </text:p>
      <text:p text:style-name="P1">6.- Autologin </text:p>
      <text:p text:style-name="P1">sudo vi /etc/lightdm/lightdm.conf </text:p>
      <text:p text:style-name="P1">Line 126 uncomment and cnc</text:p>
      <text:p text:style-name="P1"><text:s/>============= </text:p>
      <text:p text:style-name="P1">7.- Grub Time </text:p>
      <text:p text:style-name="P1">=============</text:p>
      <text:p text:style-name="P1">8.- Change Desktop Icons size: </text:p>
      <text:p text:style-name="P1">Right click on desktop: </text:p>
      <text:p text:style-name="P1"/>
      <text:p text:style-name="P1"><draw:frame draw:style-name="fr1" draw:name="Imagen1" text:anchor-type="char" svg:y="0.002cm" svg:width="8.874cm" svg:height="6.726cm" draw:z-index="0"><draw:image xlink:href="Pictures/1000000100000236000001AD5D9373A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9.- ============= </text:p>
      <text:p text:style-name="P1">Icono de Apagado /usr/sbin/shutdown -h now </text:p>
      <text:p text:style-name="P1">============= </text:p>
      <text:p text:style-name="P1"/>
      <text:p text:style-name="P1">10.-</text:p>
      <text:p text:style-name="P1"/>
      <text:p text:style-name="P1">==========================================</text:p>
      <text:p text:style-name="P1">Instalar Tarjeta de Red y BT</text:p>
      <text:p text:style-name="P1"/>
      <text:p text:style-name="P1">https://github.com/lwfinger/rtw88</text:p>
      <text:p text:style-name="P1"/>
      <text:p text:style-name="P1">sudo apt update &amp;&amp; sudo apt upgrade</text:p>
      <text:p text:style-name="P1"><text:soft-page-break/>sudo apt install linux-headers-generic build-essential git</text:p>
      <text:p text:style-name="P1"/>
      <text:p text:style-name="P1">git clone https://github.com/lwfinger/rtw88</text:p>
      <text:p text:style-name="P1">cd rtw88</text:p>
      <text:p text:style-name="P1">make</text:p>
      <text:p text:style-name="P1">sudo make install</text:p>
      <text:p text:style-name="P1">sudo make install_fw</text:p>
      <text:p text:style-name="P1"/>
      <text:p text:style-name="P1">==========================================</text:p>
      <text:p text:style-name="P1">sudo apt install bluetooth blueman</text:p>
      <text:p text:style-name="P1">==========================================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MX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2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29T18:01:59</meta:creation-date>
    <dc:language>es-MX</dc:language>
    <dc:date>2025-07-29T18:54:49</dc:date>
    <meta:editing-cycles>10</meta:editing-cycles>
    <meta:editing-duration>PT39M</meta:editing-duration>
    <meta:generator>LibreOffice/24.2.2.2$Windows_X86_64 LibreOffice_project/d56cc158d8a96260b836f100ef4b4ef25d6f1a01</meta:generator>
    <meta:document-statistic meta:table-count="0" meta:image-count="1" meta:object-count="0" meta:page-count="2" meta:paragraph-count="37" meta:word-count="115" meta:character-count="1011" meta:non-whitespace-character-count="910"/>
    <meta:user-defined meta:name="AppVersion">15.0000</meta:user-defined>
  </office:meta>
</office:document-meta>
</file>